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alor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ntrada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crescimo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alor total</text:p>
          </table:table-cell>
          <table:table-cell table:formula="of:=[.B1]-[.B2]+[.B3]" office:value-type="float" office:value="85" calcext:value-type="float">
            <text:p>85</text:p>
          </table:table-cell>
          <table:table-cell table:formula="of:=[.C1]-[.C2]+[.C3]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Qtd parcelas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uros</text:p>
          </table:table-cell>
          <table:table-cell table:number-columns-repeated="2"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Val parcelas</text:p>
          </table:table-cell>
          <table:table-cell table:style-name="ce1" table:formula="of:=PMT([.B6];[.B5];[.B4]) * -1" office:value-type="currency" office:currency="BRL" office:value="18.560138569049" calcext:value-type="currency">
            <text:p>R$ 18,56</text:p>
          </table:table-cell>
          <table:table-cell table:style-name="ce1" table:formula="of:=PMT([.C6];[.C5];[.C4]) * -1" office:value-type="currency" office:currency="BRL" office:value="33.0356702754242" calcext:value-type="currency">
            <text:p>R$ 33,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21:37:21.521381224</meta:creation-date>
    <dc:date>2019-09-28T23:50:58.384879334</dc:date>
    <meta:editing-duration>PT1H2M33S</meta:editing-duration>
    <meta:editing-cycles>1</meta:editing-cycles>
    <meta:document-statistic meta:table-count="1" meta:cell-count="21" meta:object-count="0"/>
    <meta:generator>LibreOffice/6.0.7.3$Linux_X86_64 LibreOffice_project/00m0$Build-3</meta:generator>
  </office:meta>
</office:document-meta>
</file>